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1" style:family="text">
      <style:text-properties officeooo:rsid="0016f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 = 2000 </text:p>
      <text:p text:style-name="Standard">tau1 = 3 <text:s/></text:p>
      <text:p text:style-name="Standard">tau2 = 1.1 <text:s/></text:p>
      <text:p text:style-name="Standard">mu = 0.2</text:p>
      <text:p text:style-name="Standard">average_degree=10, max_degree=50, min_community=<text:span text:style-name="T1">2</text:span>0, max_community=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15:10.392628947</meta:creation-date>
    <dc:date>2019-03-29T10:18:09.236992393</dc:date>
    <meta:editing-duration>PT2M5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16" meta:character-count="107" meta:non-whitespace-character-count="91"/>
  </office:meta>
</office:document-meta>
</file>